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700000024B2EBF934AF6CB41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UnBPro-Regular" svg:font-family="UnBPro-Regular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UnB Office1" fo:font-size="11pt" fo:font-weight="bold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style:font-name="UnB Office1"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paragraph-rsid="00168554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T1" style:family="text">
      <style:text-properties officeooo:rsid="00168554"/>
    </style:style>
    <style:style style:name="T2" style:family="text">
      <style:text-properties fo:font-weight="bold"/>
    </style:style>
    <style:style style:name="T3" style:family="text">
      <style:text-properties officeooo:rsid="0016bdcc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ara entregar a(a) atividade(s) não realizadas. Entregar em meio impresso na próxima aula. </text:p>
      <text:p text:style-name="P1">Atividade Programada - Marx (0,5) </text:p>
      <text:p text:style-name="P2"><text:span text:style-name="T2">Questão </text:span>- Faça um fichamento textual de 02 (dois) artigos, escolhidos a seu critério e que foram publicados em periódicos da Educação ou Sociologia, entre 2010-2016, abordando a temática Educação e Classes Sociais no Brasil. Elabore um fichamento para cada artigo; apresente no cabeçalho do fichamento a referência completa do artigo de acordo com a ABNT 6023); apresente as principais ideias apresentadas no artigo; apresente os principais conceitos trabalhados pelo autor(a); diga quem são os autores mais citados no texto; as principais conclusões de cada artigo e seu comentário pessoal sobre a contribuição específica do texto em relação à compreensão do fenômeno educativo à luz da questão das classes sociais no Brasil. O plágio de fichamentos não será pontuado.</text:p>
      <text:p text:style-name="P1">Atividade Programada - Durkheim (0,5)</text:p>
      <text:p text:style-name="P1">1. Leia os dois textos abaixo para responder a questão.</text:p>
      <text:p text:style-name="P2">1.1 “Aliás, pode-se confirmar por uma experiência característica essa definição do fato social: basta observar a maneira como são educadas as crianças. Quando se observam os fatos tais como são e tais como sempre foram, salta aos olhos que toda educação consiste num esforço contínuo para impor à criança, maneiras de ver, de sentir e de agir às quais ela não teria chegado espontaneamente. Desde os primeiros momentos de sua vida, forçamo-las a comer, a beber, a dormir em horários regulares, forçamo-las à limpeza, à calma, à obediência; mais tarde, forçamo-las para que aprendam a levar em conta outrem, a respeitar os costumes, as conveniências, forçamo-las ao trabalho, etc. (<text:span text:style-name="T1">…</text:span>) Essa pressão de todos os instantes que sofre a criança é a pressão mesma do meio social que tende a modelá-la à sua imagem e do qual os pais e os mestres não são senão os representantes e os intermediários.” (DURKHEIM, [s.d.],p. 6)</text:p>
      <text:p text:style-name="P2">1.2 A antropóloga americana Margaret Mead realizou diversos estudos com tribos e sociedades substancialmente distintas da que vivia e percebeu interessantes singularidades no que se refere ao processo de alimentação, desde o início<text:span text:style-name="T3"> – </text:span>que consiste, geralmente, na amamentação. Mead observou que na tribo Arapesh (de Nova Guiné), as crianças comem sempre que desejam, sem estabelecimentos de horários. A própria amamentação dura vários anos e ocorre sempre conforme a demanda do bebê/criança, não existindo uma passagem para a interrupção planejada pela mãe. Já entre os Mundugumor, também de Nova Guiné, a amamentação ocorre em períodos estabelecidos, em um período consideravelmente menor.</text:p>
      <text:p text:style-name="P2"><text:span text:style-name="T2">Questão:</text:span> Considerando o conceito de fato social e suas três características definidas por Durkheim, dê um exemplo de um fato educacional que explicite essa <text:span text:style-name="T3">“pressão social”</text:span> apontada pelo autor. Como essa experiência pode ser percebida como um fato social e não, por exemplo, simplesmente biológico? Não se esqueça de explicitar as três características de fato social em Durkheim. Fundamente a escolha do exemplo apresentado com argumento à luz da teoria do autor. </text:p>
      <text:p text:style-name="P2"><text:span text:style-name="T2">Atividade Programada - Weber (0,5)</text:span></text:p>
      <text:p text:style-name="P2"><text:span text:style-name="T2">Questão -</text:span> Apresente, a partir do pensamento de Weber, exemplos educacionais (qualquer nível de ensino) da relação entre educação e seleção social. Apresente exemplos correspondentes às letras “a”, “b” e “c” do texto de Gonzalez (essas letras estão ao final da página 9) e justifique por que cada exemplo se relaciona à letra correspondente. Não repita eventual exemplo que esteja no texto ou dado em sala de aula. <text:span text:style-name="T2">Não</text:span> é para fazer a letra “d” que está no texto (pág. 10). Critérios de avaliação: clareza, coerência, objetividade e adequação conceitual do exemplo em relação aos exemplos de cada letr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UnBPro-Regular" svg:font-family="UnBPro-Regular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paragraph-rsid="00168554" style:font-size-asian="12pt" style:font-weight-asian="bold" style:font-size-complex="12pt" style:font-weight-complex="bold"/>
    </style:style>
    <style:style style:name="MT1" style:family="text">
      <style:text-properties officeooo:rsid="00168554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.004cm" svg:height="1.016cm" draw:z-index="0"><draw:image xlink:href="Pictures/100002010000004700000024B2EBF934AF6CB413.png" xlink:type="simple" xlink:show="embed" xlink:actuate="onLoad"/></draw:frame>Universidade de Brasília</text:p>
        <text:p text:style-name="MP2">Faculdade de Educação</text:p>
        <text:p text:style-name="MP2">Sociologia da Educação</text:p>
        <text:p text:style-name="MP3"><text:span text:style-name="MT1">Prof. Dr. Carlos Alberto de Sousa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7M43S</meta:editing-duration>
    <meta:editing-cycles>4</meta:editing-cycles>
    <meta:generator>LibreOffice/5.0.2.2$Windows_x86 LibreOffice_project/37b43f919e4de5eeaca9b9755ed688758a8251fe</meta:generator>
    <dc:date>2016-09-16T16:45:32.625000000</dc:date>
    <meta:document-statistic meta:table-count="0" meta:image-count="1" meta:object-count="0" meta:page-count="1" meta:paragraph-count="14" meta:word-count="596" meta:character-count="3789" meta:non-whitespace-character-count="3203"/>
  </office:meta>
</office:document-meta>
</file>